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all_lstm_metrics" table:style-name="ta1">
        <table:table-column table:style-name="co1" table:default-cell-style-name="ce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753360410013741" calcext:value-type="float">
            <text:p>0.753360410013741</text:p>
          </table:table-cell>
          <table:table-cell office:value-type="float" office:value="0.0209183729328926" calcext:value-type="float">
            <text:p>0.020918372932893</text:p>
          </table:table-cell>
          <table:table-cell office:value-type="float" office:value="0.0339278943026595" calcext:value-type="float">
            <text:p>0.0339278943026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753360410013741" calcext:value-type="float">
            <text:p>0.753360410013741</text:p>
          </table:table-cell>
          <table:table-cell office:value-type="float" office:value="-1" calcext:value-type="float">
            <text:p>-1</text:p>
          </table:table-cell>
          <table:table-cell office:value-type="float" office:value="0.0366621565369585" calcext:value-type="float">
            <text:p>0.036662156536959</text:p>
          </table:table-cell>
          <table:table-cell office:value-type="float" office:value="0.131499459997044" calcext:value-type="float">
            <text:p>0.13149945999704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3" office:value-type="float" office:value="0.0209183729328926" calcext:value-type="float">
            <text:p>0.020918372932893</text:p>
          </table:table-cell>
          <table:table-cell table:style-name="ce3" office:value-type="float" office:value="0.0366621565369585" calcext:value-type="float">
            <text:p>0.036662156536959</text:p>
          </table:table-cell>
          <table:table-cell office:value-type="float" office:value="-1" calcext:value-type="float">
            <text:p>-1</text:p>
          </table:table-cell>
          <table:table-cell office:value-type="float" office:value="0.850463631082205" calcext:value-type="float">
            <text:p>0.850463631082205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3" office:value-type="float" office:value="0.0339278943026595" calcext:value-type="float">
            <text:p>0.03392789430266</text:p>
          </table:table-cell>
          <table:table-cell office:value-type="float" office:value="0.131499459997044" calcext:value-type="float">
            <text:p>0.131499459997044</text:p>
          </table:table-cell>
          <table:table-cell office:value-type="float" office:value="0.850463631082205" calcext:value-type="float">
            <text:p>0.85046363108220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4:01:40.572725798</dc:date>
    <meta:editing-duration>PT2M2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